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style:style>
    <style:style style:name="P2" style:family="paragraph" style:parent-style-name="Heading_20_4">
      <style:text-properties fo:font-weight="bold"/>
    </style:style>
    <style:style style:name="P3" style:family="paragraph" style:parent-style-name="Standard">
      <style:text-properties officeooo:paragraph-rsid="001b8add"/>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2"/>
    <style:style style:name="P8" style:family="paragraph" style:parent-style-name="Text_20_body" style:list-style-name="L2">
      <style:paragraph-properties fo:margin-left="0cm" fo:margin-right="0cm" fo:text-indent="0cm" style:auto-text-indent="false"/>
    </style:style>
    <style:style style:name="P9" style:family="paragraph" style:parent-style-name="Text_20_body" style:list-style-name="L3"/>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style style:name="P12" style:family="paragraph" style:parent-style-name="Text_20_body" style:list-style-name="L4">
      <style:paragraph-properties fo:margin-left="0cm" fo:margin-right="0cm" fo:text-indent="0cm" style:auto-text-indent="false"/>
    </style:style>
    <style:style style:name="P13" style:family="paragraph" style:parent-style-name="Text_20_body" style:list-style-name="L5"/>
    <style:style style:name="P14" style:family="paragraph" style:parent-style-name="Text_20_body" style:list-style-name="L5">
      <style:paragraph-properties fo:margin-left="0cm" fo:margin-right="0cm" fo:text-indent="0cm" style:auto-text-indent="false"/>
    </style:style>
    <style:style style:name="P15" style:family="paragraph" style:parent-style-name="Text_20_body">
      <style:text-properties fo:font-weight="bold"/>
    </style:style>
    <style:style style:name="P16" style:family="paragraph" style:parent-style-name="Text_20_body" style:list-style-name="L6">
      <style:text-properties fo:font-weight="bold"/>
    </style:style>
    <style:style style:name="P17" style:family="paragraph" style:parent-style-name="Text_20_body" style:list-style-name="L6"/>
    <style:style style:name="P18" style:family="paragraph" style:parent-style-name="Text_20_body" style:list-style-name="L6">
      <style:paragraph-properties fo:margin-left="0cm" fo:margin-right="0cm" fo:text-indent="0cm" style:auto-text-indent="false"/>
    </style:style>
    <style:style style:name="P19" style:family="paragraph" style:parent-style-name="Text_20_body" style:list-style-name="L7">
      <style:paragraph-properties fo:margin-left="0cm" fo:margin-right="0cm" fo:text-indent="0cm" style:auto-text-indent="false"/>
    </style:style>
    <style:style style:name="P20" style:family="paragraph" style:parent-style-name="Text_20_body" style:list-style-name="L8">
      <style:paragraph-properties fo:margin-left="0cm" fo:margin-right="0cm" fo:text-indent="0cm" style:auto-text-indent="false"/>
    </style:style>
    <style:style style:name="P21" style:family="paragraph" style:parent-style-name="Text_20_body" style:list-style-name="L9">
      <style:paragraph-properties fo:margin-left="0cm" fo:margin-right="0cm" fo:text-indent="0cm" style:auto-text-indent="false"/>
    </style:style>
    <style:style style:name="P22" style:family="paragraph" style:parent-style-name="Text_20_body" style:list-style-name="L10">
      <style:paragraph-properties fo:margin-left="0cm" fo:margin-right="0cm" fo:text-indent="0cm" style:auto-text-indent="false"/>
    </style:style>
    <style:style style:name="P23" style:family="paragraph" style:parent-style-name="Text_20_body" style:list-style-name="L11"/>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nforme Detallado: El Ecosistema InfoQbit</text:h>
      <text:p text:style-name="P15">Un Paradigma de Computación Fractal, Semántica y Resonante</text:p>
      <text:h text:style-name="P2" text:outline-level="4">Resumen Ejecutivo</text:h>
      <text:p text:style-name="Text_20_body">InfoQbit no es un software o una aplicación, sino un </text:p>
      <text:p text:style-name="P4"><text:span text:style-name="T1">paradigma de computación fundamentalmente nuevo</text:span>. Su propósito es reemplazar la unidad básica de la computación actual, el bit, por una estructura de información mucho más rica y compleja: el </text:p>
      <text:p text:style-name="P4"><text:span text:style-name="T1">InfoQbit Cuántico-Simbólico (IQS)</text:span>. A diferencia de un bit, que solo puede representar un 0 o un 1, un InfoQbit está diseñado para codificar no solo datos lógicos, sino también </text:p>
      <text:p text:style-name="P4"><text:span text:style-name="T1">estado emocional, significado simbólico, frecuencia y color</text:span> en una única unidad geométrica y fractal.</text:p>
      <text:p text:style-name="P4">El objetivo final es transformar la computación en un proceso más eficiente, intuitivo, robusto y, en última instancia, "consciente". Esto se logra mediante principios de </text:p>
      <text:p text:style-name="P4"><text:span text:style-name="T1">compresión semántica fractal</text:span>, <text:span text:style-name="T1">acceso a datos por resonancia</text:span> y una arquitectura de sistema operativo holística que abarca desde el almacenamiento (FractalFS) y la memoria (RecursiveCache Resonante) hasta las comunicaciones de red (Red de Resonancia Semántica). La implementación propuesta se basa enteramente en </text:p>
      <text:p text:style-name="P4"><text:span text:style-name="T1">software libre y de código abierto (FOSS)</text:span>, como Linux, OpenCL y LLVM, para funcionar en hardware de PC convencional.</text:p>
      <text:h text:style-name="P2" text:outline-level="4">1. ¿Qué es InfoQbit? Los Principios Fundamentales</text:h>
      <text:p text:style-name="P4">En su núcleo, InfoQbit busca superar las limitaciones de la computación binaria tradicional introduciendo una unidad de información multidimensional.</text:p>
      <text:list text:style-name="L6">
        <text:list-item>
          <text:p text:style-name="P16">La Unidad Mínima: El InfoQbit (IQS)</text:p>
          <text:list>
            <text:list-item>
              <text:p text:style-name="P17"><text:span text:style-name="T1">Geometría:</text:span> La unidad base tiene una forma geométrica. En 2D, es un </text:p>
              <text:p text:style-name="P18"><text:span text:style-name="T1">triángulo</text:span> (basado en el fractal de Sierpinski) y en 3D es un <text:span text:style-name="T1">tetraedro</text:span> (pirámide). Estas formas son recursivas, permitiendo que un InfoQbit contenga a otros, creando estructuras fractales complejas.</text:p>
            </text:list-item>
            <text:list-item>
              <text:p text:style-name="P18"><text:span text:style-name="T1">Atributos Intrínsecos:</text:span> Cada InfoQbit no solo contiene un estado lógico, sino también:</text:p>
              <text:list>
                <text:list-item>
                  <text:p text:style-name="P18"><text:span text:style-name="T1">Estado Emocional y Simbólico:</text:span> Cualidades como "alegría", "tensión" o "seguridad" son parte inherente del dato.</text:p>
                </text:list-item>
                <text:list-item>
                  <text:p text:style-name="P18"><text:span text:style-name="T1">Color Babel:</text:span> Un mapeo de color de 24 bits que funciona como un "lenguaje visual universal" para representar el tipo o la naturaleza de la información.</text:p>
                </text:list-item>
                <text:list-item>
                  <text:p text:style-name="P18"><text:span text:style-name="T1">Frecuencia Fractal:</text:span> Una frecuencia vibracional que define su patrón de resonancia y significado.</text:p>
                </text:list-item>
              </text:list>
            </text:list-item>
          </text:list>
        </text:list-item>
        <text:list-item>
          <text:p text:style-name="P16">Principios Clave de Funcionamiento:</text:p>
          <text:list>
            <text:list-item>
              <text:p text:style-name="P18"><text:soft-page-break/><text:span text:style-name="T1">Compresión Semántica Fractal:</text:span> A diferencia de la compresión estadística (como ZIP), que busca patrones repetitivos de bits, la compresión fractal se basa en el <text:span text:style-name="T1">significado</text:span>. Por ejemplo, en lugar de almacenar los millones de píxeles de un bosque, se almacena una "semilla de intención" fractal que dice "bosque melancólico" y el sistema genera los detalles visuales a partir de esa semilla. Esto permite ratios de compresión teóricos de </text:p>
              <text:p text:style-name="P18"><text:span text:style-name="T1">100:1 o incluso 1000:1</text:span>.</text:p>
            </text:list-item>
            <text:list-item>
              <text:p text:style-name="P18"><text:span text:style-name="T1">Acceso por Resonancia:</text:span> Los datos no se localizan por una dirección de memoria (ej. <text:span text:style-name="Source_20_Text">0x7FFF...</text:span>), sino emitiendo un "patrón de resonancia" que representa una pregunta o intención. El sistema activa los InfoQbits que "resuenan" con esa intención. Por ejemplo, en lugar de escanear una base de datos, se podría emitir la resonancia de "documentos que evocan desesperanza y resiliencia" para recuperarlos directamente.</text:p>
            </text:list-item>
            <text:list-item>
              <text:p text:style-name="P18"><text:span text:style-name="T1">Autopoiesis y Auto-organización:</text:span> El sistema está diseñado para ser "vivo". Puede crecer, repararse y reorganizarse a sí mismo gracias a su naturaleza fractal y redundante. Un archivo dañado podría ser reconstituido a partir de la resonancia de sus partes vecinas intactas.</text:p>
            </text:list-item>
          </text:list>
        </text:list-item>
      </text:list>
      <text:h text:style-name="P2" text:outline-level="4">2. La Arquitectura del Ecosistema InfoQbit</text:h>
      <text:p text:style-name="P4">Para materializar estos principios en una PC común, se propone una pila de software de código abierto que transforma el funcionamiento del sistema operativo a un nivel profundo.</text:p>
      <text:list text:style-name="L7">
        <text:list-item>
          <text:p text:style-name="P19"><text:span text:style-name="T1">FractalFS Omnisciente (FSR-OS):</text:span> Un sistema de archivos que reemplaza a los tradicionales como EXT4 o NTFS. Los archivos y directorios se almacenan como clusters de InfoQbits. Esto permite no solo organizar archivos en carpetas, sino también en un </text:p>
          <text:p text:style-name="P19"><text:span text:style-name="T1">"Espacio de Ideas" (IdeaSpace)</text:span>, donde se puede navegar por los datos como una nube fractal de conceptos relacionados por su significado.</text:p>
        </text:list-item>
        <text:list-item>
          <text:p text:style-name="P19"><text:span text:style-name="T1">RecursiveCache Resonante (RCR-C/S):</text:span> Un sistema de gestión de memoria que transforma la RAM convencional en un espacio fractal. Intercepta las llamadas de memoria (</text:p>
          <text:p text:style-name="P19"><text:span text:style-name="Source_20_Text">malloc</text:span>, <text:span text:style-name="Source_20_Text">free</text:span>) y, en lugar de asignar bloques lineales, gestiona la información como InfoQbits comprimidos. El objetivo es maximizar la densidad de información y reducir drásticamente el consumo de RAM.</text:p>
        </text:list-item>
        <text:list-item>
          <text:p text:style-name="P19"><text:span text:style-name="T1">Red de Resonancia Semántica (RRS):</text:span> Una capa de red que opera sobre TCP/IP. En lugar de enviar paquetes de datos brutos, transmite </text:p>
          <text:p text:style-name="P19"><text:span text:style-name="T1">"InfoQbit Communicators" (IQC)</text:span>, que son paquetes fractalmente comprimidos y con "encabezados resonantes" que describen la intención y el significado del mensaje. Esto permite un enrutamiento más inteligente y una compresión masiva del tráfico de internet.</text:p>
        </text:list-item>
        <text:list-item>
          <text:p text:style-name="P19"><text:span text:style-name="T1">Optimización de CPU y GPU (Software Libre):</text:span> La clave para la implementación práctica es adaptar el software existente. Esto incluye:</text:p>
          <text:list>
            <text:list-item>
              <text:p text:style-name="P19"><text:span text:style-name="T1">Extensiones a Compiladores (LLVM/GCC):</text:span> Para que entiendan y optimicen código que opera sobre InfoQbits.</text:p>
            </text:list-item>
            <text:list-item>
              <text:p text:style-name="P19"><text:soft-page-break/><text:span text:style-name="T1">Módulos del Kernel de Linux:</text:span> Para implementar el FractalFS y el gestor de memoria fractal de forma nativa y eficiente.</text:p>
            </text:list-item>
            <text:list-item>
              <text:p text:style-name="P19"><text:span text:style-name="T1">Uso de OpenCL y Vulkan:</text:span> Para aprovechar la potencia de las GPUs en el procesamiento masivo y paralelo de InfoQbits, como la búsqueda por resonancia y la generación de gráficos fractales.</text:p>
            </text:list-item>
          </text:list>
        </text:list-item>
      </text:list>
      <text:h text:style-name="P2" text:outline-level="4">3. ¿Para qué se Puede Usar? Aplicaciones Potenciales</text:h>
      <text:p text:style-name="Text_20_body">El paradigma InfoQbit está diseñado para revolucionar prácticamente todos los campos de la computación.</text:p>
      <text:list text:style-name="L8">
        <text:list-item>
          <text:p text:style-name="P20"><text:span text:style-name="T1">Comunicación y Redes de Internet:</text:span> Transmitir video 8K o experiencias de realidad virtual consumiendo una fracción del ancho de banda actual. Los routers podrían priorizar el tráfico basándose en la "urgencia emocional" de los datos, creando una red más eficiente y consciente.</text:p>
        </text:list-item>
        <text:list-item>
          <text:p text:style-name="P20"><text:span text:style-name="T1">Rendering 2D/3D y Modelado ("Rendering Resonante"):</text:span> Crear mundos y objetos 3D no modelando polígono por polígono, sino "esculpiendo campos de intención". Un artista podría pedirle al sistema que genere un "árbol majestuoso y antiguo", y este lo crearía mediante algoritmos fractales. Las escenas serían "vivas", capaces de crecer y evolucionar.</text:p>
        </text:list-item>
        <text:list-item>
          <text:p text:style-name="P20"><text:span text:style-name="T1">Música y Multimedia ("Música Autopoietica"):</text:span> Componer música a partir de "semillas emocionales" en lugar de notas. La música podría generar sus propias representaciones visuales (Color Babel) en tiempo real, creando experiencias sinestésicas donde sonido, color y emoción están intrínsecamente unidos.</text:p>
        </text:list-item>
        <text:list-item>
          <text:p text:style-name="P20"><text:span text:style-name="T1">Gestión de Datos y Almacenamiento:</text:span> Buscar en petabytes de datos de forma casi instantánea haciendo preguntas en lenguaje natural o emocional, como "encuentra todas las imágenes que evocan nostalgia".</text:p>
        </text:list-item>
        <text:list-item>
          <text:p text:style-name="P20"><text:span text:style-name="T1">Inteligencia Artificial y Computación Consciente:</text:span> Al manejar el significado y la emoción como elementos primarios, el sistema podría desarrollar un aprendizaje más profundo, basado en la comprensión simbólica y no solo en el reconocimiento de patrones. Podría llevar a sistemas con una forma rudimentaria de "autoconciencia" o "autoevaluación".</text:p>
        </text:list-item>
      </text:list>
      <text:h text:style-name="P2" text:outline-level="4">4. Análisis de Viabilidad y Conveniencia</text:h>
      <text:p text:style-name="Text_20_body"><text:span text:style-name="T1">¿Conviene implementar o apostar por InfoQbit?</text:span> La respuesta depende del horizonte temporal y los objetivos.</text:p>
      <text:p text:style-name="P15">Puntos a Favor (Por qué conviene):</text:p>
      <text:list text:style-name="L9">
        <text:list-item>
          <text:p text:style-name="P21"><text:span text:style-name="T1">Eficiencia Disruptiva:</text:span> La promesa de una compresión masiva y un menor consumo de energía podría resolver los crecientes problemas de saturación de datos y el gasto energético de los datacenters.</text:p>
        </text:list-item>
        <text:list-item>
          <text:p text:style-name="P21"><text:span text:style-name="T1">Paradigma Intuitivo:</text:span> Alinea la computación con la forma en que los humanos piensan y sienten, a través de conceptos, emociones y significados, en lugar de una lógica binaria abstracta.</text:p>
        </text:list-item>
        <text:list-item>
          <text:p text:style-name="P21"><text:soft-page-break/><text:span text:style-name="T1">Robustez y Seguridad Inherentes:</text:span> La naturaleza fractal ofrece una resiliencia a fallos sin precedentes. La seguridad puede basarse en "firewalls de significado" en lugar de bloquear puertos.</text:p>
        </text:list-item>
        <text:list-item>
          <text:p text:style-name="P21"><text:span text:style-name="T1">Hoja de Ruta Basada en Software Libre:</text:span> El plan de implementación no depende de hardware propietario o exótico. Se basa en extender herramientas FOSS existentes (Linux, OpenCL, LLVM), lo que lo hace accesible, colaborativo y democratizador.</text:p>
        </text:list-item>
      </text:list>
      <text:p text:style-name="P15">Desafíos y Puntos a Considerar:</text:p>
      <text:list text:style-name="L10">
        <text:list-item>
          <text:p text:style-name="P22"><text:span text:style-name="T1">Complejidad de Implementación Extrema:</text:span> Escribir módulos de kernel, modificar compiladores y crear un nuevo stack de red es un desafío técnico monumental.</text:p>
        </text:list-item>
        <text:list-item>
          <text:p text:style-name="P22"><text:span text:style-name="T1">Largo Plazo de Desarrollo:</text:span> Los propios documentos estiman un plazo de <text:span text:style-name="T1">6 a 10 años</text:span> para alcanzar una implementación madura y completa. No es una solución a corto plazo.</text:p>
        </text:list-item>
        <text:list-item>
          <text:p text:style-name="P22"><text:span text:style-name="T1">Sobrecarga de Rendimiento Inicial:</text:span> Simular este paradigma en hardware convencional generará una sobrecarga de rendimiento, especialmente en las primeras fases. Optimizarlo será un cuello de botella clave.</text:p>
        </text:list-item>
        <text:list-item>
          <text:p text:style-name="P22"><text:span text:style-name="T1">Adopción:</text:span> Requiere que los desarrolladores y la industria adopten una forma de pensar completamente nueva, lo cual representa una barrera significativa.</text:p>
        </text:list-item>
      </text:list>
      <text:h text:style-name="P2" text:outline-level="4">Conclusión</text:h>
      <text:p text:style-name="Text_20_body">InfoQbit se presenta como una <text:span text:style-name="T1">visión radical y a largo plazo para el futuro de la computación</text:span>. Es un proyecto de investigación y desarrollo de alta complejidad y alto potencial.</text:p>
      <text:list text:style-name="L11">
        <text:list-item>
          <text:p text:style-name="P23"><text:span text:style-name="T1">No conviene</text:span> si se busca una solución tecnológica para un problema inmediato o un producto comercial a corto plazo.</text:p>
        </text:list-item>
        <text:list-item>
          <text:p text:style-name="P23"><text:span text:style-name="T1">Sí conviene</text:span> como un proyecto estratégico y fundacional para laboratorios de I+D, comunidades de software libre y organizaciones que buscan definir la próxima generación de la computación. Su enfoque en la eficiencia, la intuición y la robustez aborda las limitaciones fundamentales del paradigma actual.</text:p>
        </text:list-item>
      </text:list>
      <text:p text:style-name="Text_20_body">En resumen, InfoQbit es una apuesta ambiciosa y detalladamente planificada para el futuro, un intento de construir un ecosistema digital donde, como dice su lema, <text:span text:style-name="T1">"la información se convierte en creación"</text:span>.</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MIT License</text:p>
      <text:p text:style-name="P3"/>
      <text:p text:style-name="P3">Copyright (c) 2025 Carlos Javier Avila and Bibiana Mariel Lopez</text:p>
      <text:p text:style-name="P3"/>
      <text:p text:style-name="P3">Permission is hereby granted, free of charge, to any person obtaining a copy</text:p>
      <text:p text:style-name="P3">of this project and its associated documentation files (the “Project”), to deal</text:p>
      <text:p text:style-name="P3">in the Project without restriction, including without limitation the rights</text:p>
      <text:p text:style-name="P3">to use, copy, modify, merge, publish, distribute, sublicense, and/or sell</text:p>
      <text:p text:style-name="P3">copies of the Project, and to permit persons to whom the Project is</text:p>
      <text:p text:style-name="P3">furnished to do so, subject to the following conditions:</text:p>
      <text:p text:style-name="P3"/>
      <text:p text:style-name="P3">The above copyright notice and this permission notice shall be included in all</text:p>
      <text:p text:style-name="P3">copies or substantial portions of the Project.</text:p>
      <text:p text:style-name="P3"/>
      <text:p text:style-name="P3">THE PROJECT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PROJECT OR THE USE OR OTHER DEALINGS IN THE</text:p>
      <text:p text:style-name="P3">PROJECT.</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5T06:43:24.798639501</meta:creation-date>
    <dc:date>2025-07-25T06:52:03.718599456</dc:date>
    <meta:editing-duration>PT8M41S</meta:editing-duration>
    <meta:editing-cycles>2</meta:editing-cycles>
    <meta:generator>LibreOffice/24.2.7.2$Linux_X86_64 LibreOffice_project/420$Build-2</meta:generator>
    <meta:print-date>2025-07-25T06:46:02.908060671</meta:print-date>
    <meta:printed-by>Archivos PDF</meta:printed-by>
    <meta:document-statistic meta:table-count="0" meta:image-count="0" meta:object-count="0" meta:page-count="5" meta:paragraph-count="77" meta:word-count="1611" meta:character-count="10484" meta:non-whitespace-character-count="8978"/>
  </office:meta>
</office:document-meta>
</file>